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bejero Europe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Abejero Europe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<text:s/>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Verde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icoteando en el suelo/ 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<text:s/>Blanco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pareja/ En un bando o grupo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Negro/ Blanco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árab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árab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ri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Cultivos/ Herbazales/ Humedales/ Ribera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arri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Marrón/ Gris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Pescando/ Vol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aranja</text:p>
          </table:table-cell>
          <table:table-cell table:number-columns-repeated="4" office:value-type="string" calcext:value-type="string">
            <text:p>Colirrojo Tizó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Naranja</text:p>
          </table:table-cell>
          <table:table-cell table:number-columns-repeated="4" table:style-name="ce15" office:value-type="string" calcext:value-type="string">
            <text:p>Colirrojo Tiz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lalba Isabe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minando</text:p>
          </table:table-cell>
          <table:table-cell office:value-type="string" calcext:value-type="string">
            <text:p>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Crema/ Blanco</text:p>
          </table:table-cell>
          <table:table-cell table:number-columns-repeated="4" table:style-name="ce15" office:value-type="string" calcext:value-type="string">
            <text:p>Collalba Isabel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Posado en un oteadero/ Buceando/ Nadando/ Vol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<text:s/>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pareja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Amarill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Crema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Verde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 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Volando/ 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Gris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Amarill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 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 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Marrón/ Naranja/ Blanc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Hembra</text:p>
          </table:table-cell>
          <table:table-cell table:style-name="ce15"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/ Gris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Hembr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Naranja</text:p>
          </table:table-cell>
          <table:table-cell table:number-columns-repeated="4" office:value-type="string" calcext:value-type="string">
            <text:p>Tarabilla Común Hemb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 Mach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4" table:style-name="ce15" office:value-type="string" calcext:value-type="string">
            <text:p>Tarabilla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 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table:number-columns-repeated="2" office:value-type="string" calcext:value-type="string">
            <text:p>Negro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Zarcero Común-Políglot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</text:p>
          </table:table-cell>
          <table:table-cell table:number-columns-repeated="4" office:value-type="string" calcext:value-type="string">
            <text:p>Zarcero Común-Políglot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/ Saltand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0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3:Nombres.AMJ1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 style:data-style-name="N2" text:time-value="20:02:11.9870516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12-04T20:02:38.874524386</dc:date>
    <meta:editing-duration>P2DT28M33S</meta:editing-duration>
    <meta:editing-cycles>425</meta:editing-cycles>
    <meta:generator>LibreOffice/6.4.7.2$Linux_X86_64 LibreOffice_project/40$Build-2</meta:generator>
    <meta:document-statistic meta:table-count="1" meta:cell-count="1750" meta:object-count="0"/>
  </office:meta>
</office:document-meta>
</file>